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0f1b8" officeooo:paragraph-rsid="0000f1b8"/>
    </style:style>
    <style:style style:name="P2" style:family="paragraph" style:parent-style-name="Text_20_body" style:list-style-name="L1">
      <style:text-properties officeooo:rsid="0000f1b8" officeooo:paragraph-rsid="0000f1b8"/>
    </style:style>
    <style:style style:name="P3" style:family="paragraph" style:parent-style-name="Text_20_body">
      <style:text-properties officeooo:paragraph-rsid="0000f1b8"/>
    </style:style>
    <style:style style:name="P4" style:family="paragraph" style:parent-style-name="Text_20_body" style:list-style-name="L1">
      <style:text-properties officeooo:rsid="00021bd1" officeooo:paragraph-rsid="00021bd1"/>
    </style:style>
    <style:style style:name="P5" style:family="paragraph" style:parent-style-name="Text_20_body" style:list-style-name="L2">
      <style:text-properties officeooo:rsid="00021bd1" officeooo:paragraph-rsid="00021bd1"/>
    </style:style>
    <style:style style:name="P6" style:family="paragraph" style:parent-style-name="Text_20_body" style:list-style-name="L2">
      <style:text-properties officeooo:rsid="00032adf" officeooo:paragraph-rsid="00032adf"/>
    </style:style>
    <style:style style:name="P7" style:family="paragraph" style:parent-style-name="Text_20_body" style:list-style-name="L1">
      <style:text-properties officeooo:rsid="00032adf" officeooo:paragraph-rsid="00032adf"/>
    </style:style>
    <style:style style:name="P8" style:family="paragraph" style:parent-style-name="Text_20_body" style:list-style-name="L3">
      <style:text-properties officeooo:rsid="00032adf" officeooo:paragraph-rsid="00032adf"/>
    </style:style>
    <style:style style:name="P9" style:family="paragraph" style:parent-style-name="Text_20_body" style:list-style-name="L1">
      <style:text-properties style:text-line-through-style="solid" style:text-line-through-type="single" officeooo:rsid="00021bd1" officeooo:paragraph-rsid="00021bd1"/>
    </style:style>
    <style:style style:name="P10" style:family="paragraph" style:parent-style-name="Text_20_body" style:list-style-name="L1">
      <style:text-properties style:text-line-through-style="none" style:text-line-through-type="none" fo:font-weight="normal" officeooo:rsid="00032adf" officeooo:paragraph-rsid="00032adf" style:font-weight-asian="normal" style:font-weight-complex="normal"/>
    </style:style>
    <style:style style:name="T1" style:family="text">
      <style:text-properties officeooo:rsid="00021bd1"/>
    </style:style>
    <style:style style:name="T2" style:family="text">
      <style:text-properties style:text-line-through-style="none" style:text-line-through-type="none"/>
    </style:style>
    <style:style style:name="T3" style:family="text">
      <style:text-properties style:text-line-through-style="none" style:text-line-through-type="none" fo:font-weight="bold" officeooo:rsid="00032adf" style:font-weight-asian="bold" style:font-weight-complex="bold"/>
    </style:style>
    <style:style style:name="T4" style:family="text">
      <style:text-properties style:text-line-through-style="none" style:text-line-through-type="none" officeooo:rsid="00032ad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lving</text:h>
      <text:p text:style-name="P3"/>
      <text:list xml:id="list3791387983" text:style-name="L1">
        <text:list-item>
          <text:p text:style-name="P2">Solver struct should include a mutable reference to the SudokuGrid struct. This <text:span text:style-name="T1">SudokuGrid</text:span> holds:</text:p>
          <text:list>
            <text:list-item>
              <text:p text:style-name="P2">The values in the grid, from 1 to 9, where 0 represents unknown.</text:p>
            </text:list-item>
            <text:list-item>
              <text:p text:style-name="P2">A Vec of SudokuVariant’s that are all of the variant constraints in the puzzle. SudokuVariant is simply an enum that encapsulates all of the structs that must implement the Variant trait. The Variant trait has the following functions that must be implemented:</text:p>
              <text:list>
                <text:list-item>
                  <text:p text:style-name="P2">is_valid → called to check whether a proposed value would be valid if set in (row, col). This is called BEFORE a proposed move is made</text:p>
                </text:list-item>
                <text:list-item>
                  <text:p text:style-name="P2">constrained_cells → returns a Vec of the (row, col) indices of all cells constrained by this constraint</text:p>
                </text:list-item>
                <text:list-item>
                  <text:p text:style-name="P2">validate_solution → called when all cells have been filled to ensure that the constraint is satisfied</text:p>
                </text:list-item>
                <text:list-item>
                  <text:p text:style-name="P2">get_possibilities → called after a value has been set at (row, col). This will return a HashMap of all other constrained cells, with a Vec of the possible values each cell could be. If this Vec is empty for any cell, it inherently means that the constraint has not been met, and the most recently set value should be rolled back. However, an empty HashMap is returned if (row, col) is not in the constrained cells for this constraint.</text:p>
                </text:list-item>
              </text:list>
            </text:list-item>
          </text:list>
        </text:list-item>
        <text:list-item>
          <text:p text:style-name="P9">The Solver struct itself should also hold a Vec of priority cells (in (row, col) format), that are all of the cells that have at least one constraint affecting them. We do this as these should be the first candidates that we try.<text:span text:style-name="T2"> </text:span><text:span text:style-name="T3">REMOVE THE PRIORITY STUFF. WE SHOULD ONLY BE INTERESTED IN THE NUMBER OF POSSIBILITIES FOR ANY CELL, AND THIS SHOULD DETERMINE THE EXECUTION ORDER.</text:span></text:p>
        </text:list-item>
        <text:list-item>
          <text:p text:style-name="P10">The Solver struct should hold a possibilities attribute that is a Vec&lt;(usize, usize), Option&lt;Vec&lt;u8&gt;&gt;</text:p>
        </text:list-item>
        <text:list-item>
          <text:p text:style-name="P2">Must have a recursive limit – default to 1 million for now</text:p>
        </text:list-item>
        <text:list-item>
          <text:p text:style-name="P2">Have a recursive function “solve_recursive” that is called for each iteration through the recursion.</text:p>
        </text:list-item>
        <text:list-item>
          <text:p text:style-name="P7">A one off step before recursion should be performed that gets all possible values for every cell in the grid. This means:</text:p>
        </text:list-item>
      </text:list>
      <text:list text:style-name="L3">
        <text:list-item>
          <text:list>
            <text:list-item>
              <text:p text:style-name="P8">If the value of the cell has been defined in the puzzle, then </text:p>
            </text:list-item>
          </text:list>
        </text:list-item>
      </text:list>
      <text:list text:continue-list="list3791387983" text:style-name="L1">
        <text:list-item>
          <text:p text:style-name="P4">General flow of control for solving should be a backtracking algorithm with some performance enhancements. It should roughly follow the following steps:</text:p>
        </text:list-item>
      </text:list>
      <text:list text:style-name="L2">
        <text:list-item>
          <text:list>
            <text:list-item>
              <text:p text:style-name="P5">If we have exceeded the recursive limit – return false (representing unsolved)</text:p>
            </text:list-item>
            <text:list-item>
              <text:p text:style-name="P5"><text:soft-page-break/>Find the most constrained cell in the grid. This can be found by:</text:p>
              <text:list>
                <text:list-item>
                  <text:p text:style-name="P6">Assuming the cell can have any value from 1 to 9 inclusive</text:p>
                </text:list-item>
                <text:list-item>
                  <text:p text:style-name="P6">Remove any values that are already present in the row, column, or box (normal Sudoku rules).</text:p>
                </text:list-item>
                <text:list-item>
                  <text:p text:style-name="P6">For each variant instance that constrains this cell, </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1T15:13:17.387492755</meta:creation-date>
    <dc:date>2025-07-21T19:26:58.413104457</dc:date>
    <meta:editing-duration>PT3H36M</meta:editing-duration>
    <meta:editing-cycles>2</meta:editing-cycles>
    <meta:generator>LibreOffice/24.2.7.2$Linux_X86_64 LibreOffice_project/420$Build-2</meta:generator>
    <meta:document-statistic meta:table-count="0" meta:image-count="0" meta:object-count="0" meta:page-count="2" meta:paragraph-count="20" meta:word-count="450" meta:character-count="2541" meta:non-whitespace-character-count="2126"/>
  </office:meta>
</office:document-meta>
</file>